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18cm" fo:margin-left="0.513cm" table:align="left"/>
    </style:style>
    <style:style style:name="Таблица1.A" style:family="table-column">
      <style:table-column-properties style:column-width="4.586cm"/>
    </style:style>
    <style:style style:name="Таблица1.B" style:family="table-column">
      <style:table-column-properties style:column-width="1.655cm"/>
    </style:style>
    <style:style style:name="Таблица1.C" style:family="table-column">
      <style:table-column-properties style:column-width="1.852cm"/>
    </style:style>
    <style:style style:name="Таблица1.D" style:family="table-column">
      <style:table-column-properties style:column-width="2.755cm"/>
    </style:style>
    <style:style style:name="Таблица1.E" style:family="table-column">
      <style:table-column-properties style:column-width="3.418cm"/>
    </style:style>
    <style:style style:name="Таблица1.F" style:family="table-column">
      <style:table-column-properties style:column-width="3.15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06165" officeooo:paragraph-rsid="00106165" style:font-size-asian="14pt" style:font-size-complex="14pt"/>
    </style:style>
    <style:style style:name="P3" style:family="paragraph" style:parent-style-name="Standard">
      <style:paragraph-properties fo:margin-left="0.508cm" fo:margin-right="0.529cm" fo:line-height="200%" fo:text-align="justify" style:justify-single-word="false" fo:text-indent="0cm" style:auto-text-indent="false"/>
      <style:text-properties fo:font-size="14pt" officeooo:rsid="00106165" officeooo:paragraph-rsid="00106165" style:font-size-asian="14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106165" style:font-size-asian="12.25pt" style:font-size-complex="14pt"/>
    </style:style>
    <style:style style:name="P5" style:family="paragraph" style:parent-style-name="Standard">
      <style:paragraph-properties fo:margin-left="0.508cm" fo:margin-right="0.529cm" fo:line-height="200%" fo:text-indent="0cm" style:auto-text-indent="false"/>
      <style:text-properties officeooo:paragraph-rsid="00106165"/>
    </style:style>
    <style:style style:name="P6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7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06165" officeooo:paragraph-rsid="00106165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1" fo:font-size="14pt" officeooo:paragraph-rsid="00106165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2861b8" officeooo:paragraph-rsid="00106165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2861b8" officeooo:paragraph-rsid="00106165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29dd6b" officeooo:paragraph-rsid="00106165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4pt" fo:language="ru" fo:country="RU" officeooo:rsid="0029dd6b" officeooo:paragraph-rsid="00106165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2861b8" officeooo:paragraph-rsid="00106165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2861b8" officeooo:paragraph-rsid="00106165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text-align="center"/>
    </style:style>
    <style:style style:name="P1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9" style:family="paragraph">
      <style:paragraph-properties fo:text-align="center">
        <style:tab-stops/>
      </style:paragraph-properties>
    </style:style>
    <style:style style:name="P2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2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style:font-name="Times New Roman1" fo:language="ru" fo:country="RU" fo:font-style="normal" style:text-underline-style="none" fo:font-weight="normal" officeooo:rsid="0029dd6b" style:font-size-asian="14pt" style:font-style-asian="normal" style:font-weight-asian="normal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officeooo:rsid="0029dd6b"/>
    </style:style>
    <style:style style:name="T4" style:family="text">
      <style:text-properties fo:language="ru" fo:country="RU" officeooo:rsid="0029dd6b"/>
    </style:style>
    <style:style style:name="T5" style:family="text">
      <style:text-properties officeooo:rsid="00106165"/>
    </style:style>
    <style:style style:name="T6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8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6" svg:x1="3.109cm" svg:y1="27.567cm" svg:x2="3.111cm" svg:y2="29.046cm">
          <text:p/>
        </draw:line>
        <draw:line draw:style-name="gr2" draw:text-style-name="P16" svg:x1="2.122cm" svg:y1="27.556cm" svg:x2="20.383cm" svg:y2="27.556cm">
          <text:p/>
        </draw:line>
        <draw:line draw:style-name="gr2" draw:text-style-name="P16" svg:x1="4.108cm" svg:y1="27.567cm" svg:x2="4.11cm" svg:y2="29.046cm">
          <text:p/>
        </draw:line>
        <draw:line draw:style-name="gr2" draw:text-style-name="P16" svg:x1="6.607cm" svg:y1="27.567cm" svg:x2="6.609cm" svg:y2="29.046cm">
          <text:p/>
        </draw:line>
        <draw:line draw:style-name="gr2" draw:text-style-name="P16" svg:x1="8.105cm" svg:y1="27.581cm" svg:x2="8.107cm" svg:y2="29.046cm">
          <text:p/>
        </draw:line>
        <draw:line draw:style-name="gr2" draw:text-style-name="P16" svg:x1="9.107cm" svg:y1="27.567cm" svg:x2="9.109cm" svg:y2="29.032cm">
          <text:p/>
        </draw:line>
        <draw:line draw:style-name="gr2" draw:text-style-name="P16" svg:x1="19.401cm" svg:y1="27.567cm" svg:x2="19.405cm" svg:y2="29.046cm">
          <text:p/>
        </draw:line>
        <draw:line draw:style-name="gr3" draw:text-style-name="P16" svg:x1="2.122cm" svg:y1="28.053cm" svg:x2="9.091cm" svg:y2="28.055cm">
          <text:p/>
        </draw:line>
        <draw:line draw:style-name="gr2" draw:text-style-name="P16" svg:x1="2.122cm" svg:y1="28.558cm" svg:x2="9.091cm" svg:y2="28.558cm">
          <text:p/>
        </draw:line>
        <draw:line draw:style-name="gr3" draw:text-style-name="P16" svg:x1="19.412cm" svg:y1="28.06cm" svg:x2="20.39cm" svg:y2="28.06cm">
          <text:p/>
        </draw:line>
        <draw:frame draw:style-name="gr4" draw:text-style-name="P18" svg:width="0.913cm" svg:height="0.435cm" svg:x="2.159cm" svg:y="28.578cm">
          <draw:text-box>
            <text:p text:style-name="P17"><text:span text:style-name="T6">Изм.</text:span></text:p>
          </draw:text-box>
        </draw:frame>
        <draw:frame draw:style-name="gr4" draw:text-style-name="P18" svg:width="0.914cm" svg:height="0.435cm" svg:x="3.149cm" svg:y="28.578cm">
          <draw:text-box>
            <text:p text:style-name="P17"><text:span text:style-name="T6">Лист</text:span></text:p>
          </draw:text-box>
        </draw:frame>
        <draw:frame draw:style-name="gr4" draw:text-style-name="P18" svg:width="2.349cm" svg:height="0.435cm" svg:x="4.184cm" svg:y="28.578cm">
          <draw:text-box>
            <text:p text:style-name="P17"><text:span text:style-name="T6">№ </text:span><text:span text:style-name="T6">докум.</text:span></text:p>
          </draw:text-box>
        </draw:frame>
        <draw:frame draw:style-name="gr4" draw:text-style-name="P20" svg:width="1.405cm" svg:height="0.435cm" svg:x="6.664cm" svg:y="28.578cm">
          <draw:text-box>
            <text:p text:style-name="P19"><text:span text:style-name="T6">Подпись</text:span></text:p>
          </draw:text-box>
        </draw:frame>
        <draw:frame draw:style-name="gr4" draw:text-style-name="P18" svg:width="0.914cm" svg:height="0.435cm" svg:x="8.15cm" svg:y="28.578cm">
          <draw:text-box>
            <text:p text:style-name="P17"><text:span text:style-name="T6">Дата</text:span></text:p>
          </draw:text-box>
        </draw:frame>
        <draw:frame draw:style-name="gr4" draw:text-style-name="P18" svg:width="0.914cm" svg:height="0.436cm" svg:x="19.44cm" svg:y="27.606cm">
          <draw:text-box>
            <text:p text:style-name="P17"><text:span text:style-name="T6">Лист</text:span></text:p>
          </draw:text-box>
        </draw:frame>
        <draw:frame draw:style-name="gr4" draw:text-style-name="P18" svg:width="0.914cm" svg:height="0.599cm" svg:x="19.44cm" svg:y="28.257cm">
          <draw:text-box>
            <text:p text:style-name="P17"><text:span text:style-name="T7">10</text:span></text:p>
          </draw:text-box>
        </draw:frame>
        <draw:frame draw:style-name="gr4" draw:text-style-name="P21" svg:width="10.125cm" svg:height="0.682cm" svg:x="9.194cm" svg:y="27.954cm">
          <draw:text-box>
            <text:p text:style-name="P17"><text:span text:style-name="T8">КП-АПИ(Ф)НГТУ-210201.65-(АВР09-1)-08-14</text:span></text:p>
          </draw:text-box>
        </draw:frame>
      </draw:g>
      <draw:g text:anchor-type="page" text:anchor-page-number="2" draw:z-index="1" draw:style-name="gr1">
        <draw:custom-shape draw:style-name="gr2" draw:text-style-name="P1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16" svg:x1="3.109cm" svg:y1="27.567cm" svg:x2="3.111cm" svg:y2="29.046cm">
          <text:p/>
        </draw:line>
        <draw:line draw:style-name="gr2" draw:text-style-name="P16" svg:x1="2.122cm" svg:y1="27.556cm" svg:x2="20.383cm" svg:y2="27.556cm">
          <text:p/>
        </draw:line>
        <draw:line draw:style-name="gr2" draw:text-style-name="P16" svg:x1="4.108cm" svg:y1="27.567cm" svg:x2="4.11cm" svg:y2="29.046cm">
          <text:p/>
        </draw:line>
        <draw:line draw:style-name="gr2" draw:text-style-name="P16" svg:x1="6.607cm" svg:y1="27.567cm" svg:x2="6.609cm" svg:y2="29.046cm">
          <text:p/>
        </draw:line>
        <draw:line draw:style-name="gr2" draw:text-style-name="P16" svg:x1="8.105cm" svg:y1="27.581cm" svg:x2="8.107cm" svg:y2="29.046cm">
          <text:p/>
        </draw:line>
        <draw:line draw:style-name="gr2" draw:text-style-name="P16" svg:x1="9.107cm" svg:y1="27.567cm" svg:x2="9.109cm" svg:y2="29.032cm">
          <text:p/>
        </draw:line>
        <draw:line draw:style-name="gr2" draw:text-style-name="P16" svg:x1="19.401cm" svg:y1="27.567cm" svg:x2="19.405cm" svg:y2="29.046cm">
          <text:p/>
        </draw:line>
        <draw:line draw:style-name="gr3" draw:text-style-name="P16" svg:x1="2.122cm" svg:y1="28.053cm" svg:x2="9.091cm" svg:y2="28.055cm">
          <text:p/>
        </draw:line>
        <draw:line draw:style-name="gr2" draw:text-style-name="P16" svg:x1="2.122cm" svg:y1="28.558cm" svg:x2="9.091cm" svg:y2="28.558cm">
          <text:p/>
        </draw:line>
        <draw:line draw:style-name="gr3" draw:text-style-name="P16" svg:x1="19.412cm" svg:y1="28.06cm" svg:x2="20.39cm" svg:y2="28.06cm">
          <text:p/>
        </draw:line>
        <draw:frame draw:style-name="gr4" draw:text-style-name="P18" svg:width="0.913cm" svg:height="0.435cm" svg:x="2.159cm" svg:y="28.578cm">
          <draw:text-box>
            <text:p text:style-name="P17"><text:span text:style-name="T6">Изм.</text:span></text:p>
          </draw:text-box>
        </draw:frame>
        <draw:frame draw:style-name="gr4" draw:text-style-name="P18" svg:width="0.914cm" svg:height="0.435cm" svg:x="3.149cm" svg:y="28.578cm">
          <draw:text-box>
            <text:p text:style-name="P17"><text:span text:style-name="T6">Лист</text:span></text:p>
          </draw:text-box>
        </draw:frame>
        <draw:frame draw:style-name="gr4" draw:text-style-name="P18" svg:width="2.349cm" svg:height="0.435cm" svg:x="4.184cm" svg:y="28.578cm">
          <draw:text-box>
            <text:p text:style-name="P17"><text:span text:style-name="T6">№ </text:span><text:span text:style-name="T6">докум.</text:span></text:p>
          </draw:text-box>
        </draw:frame>
        <draw:frame draw:style-name="gr4" draw:text-style-name="P20" svg:width="1.405cm" svg:height="0.435cm" svg:x="6.664cm" svg:y="28.578cm">
          <draw:text-box>
            <text:p text:style-name="P19"><text:span text:style-name="T6">Подпись</text:span></text:p>
          </draw:text-box>
        </draw:frame>
        <draw:frame draw:style-name="gr4" draw:text-style-name="P18" svg:width="0.914cm" svg:height="0.435cm" svg:x="8.15cm" svg:y="28.578cm">
          <draw:text-box>
            <text:p text:style-name="P17"><text:span text:style-name="T6">Дата</text:span></text:p>
          </draw:text-box>
        </draw:frame>
        <draw:frame draw:style-name="gr4" draw:text-style-name="P18" svg:width="0.914cm" svg:height="0.436cm" svg:x="19.44cm" svg:y="27.606cm">
          <draw:text-box>
            <text:p text:style-name="P17"><text:span text:style-name="T6">Лист</text:span></text:p>
          </draw:text-box>
        </draw:frame>
        <draw:frame draw:style-name="gr4" draw:text-style-name="P18" svg:width="0.914cm" svg:height="0.599cm" svg:x="19.44cm" svg:y="28.257cm">
          <draw:text-box>
            <text:p text:style-name="P17"><text:span text:style-name="T7">11</text:span></text:p>
          </draw:text-box>
        </draw:frame>
        <draw:frame draw:style-name="gr4" draw:text-style-name="P21" svg:width="10.125cm" svg:height="0.682cm" svg:x="9.194cm" svg:y="27.954cm">
          <draw:text-box>
            <text:p text:style-name="P17"><text:span text:style-name="T8">КП-АПИ(Ф)НГТУ-210201.65-(АВР09-1)-08-14</text:span></text:p>
          </draw:text-box>
        </draw:frame>
      </draw:g>
      <text:p text:style-name="P6"/>
      <text:p text:style-name="P3">3 Конструкторский анализ схемы электрической принципиальной</text:p>
      <text:p text:style-name="P3">3.1 Принцип работы схемы электрической принципиальной</text:p>
      <text:p text:style-name="P2"><text:tab/>Основой вычислителя является микропроцессор MSP430P337A, однократно программируемый восьмиразрядный процессор с памятью 32 кБ.</text:p>
      <text:p text:style-name="P2"><text:tab/>Максимальная тактовая частота микропроцессора — 3,3 МГц.</text:p>
      <text:p text:style-name="P2"><text:tab/>Микропроцессор обеспечивает управление всеми узлами тепловычислителя и проводит обработку по заданному алгоритму.</text:p>
      <text:p text:style-name="P2"><text:tab/>Отображение информации производится на двадцати разрядный четырёхстрочный <text:s/>жидкокристаллический дисплей и осуществляется через порты S2 – S12.</text:p>
      <text:p text:style-name="P2"><text:tab/>Архив и необходимые для вычисления тепла данные хранятся в микросхемах DD4 – DD6 (флеш-память). При выключении питания данные сохраняются. Для вычисления используется также флеш ОЗУ ДД2.</text:p>
      <text:p text:style-name="P2"><text:tab/>Часы реального времени реализованы на микросхеме DD7, которая имеет собственное питание на литиевой батарее.</text:p>
      <text:p text:style-name="P2"><text:tab/>Схема управления питанием реализована на микросхеме DA3 и транзисторе VT3, При уменьшении напряжения питания до величины 4,26 В производится выключение питания всех используемых микросхем, для исключения потери данных.</text:p>
      <text:p text:style-name="P2"><text:tab/>На микросхеме DD1 реализована гальваническая развязка интерфейса RS-485.</text:p>
      <text:p text:style-name="P2"><text:tab/>Оптрон DA2 реализует гальваническую развязку RS-232 импульсных входов <text:s/>для счётчиков воды.</text:p>
      <text:p text:style-name="P2"><text:tab/>Четырёхклавишная клавиатура подключена к порту P2 микропроцессора. </text:p>
      <text:p text:style-name="P2"><text:tab/>Блок питания вырабатывает напряжения, необходимые для работы блока вычислительного. Для работы БВ-01 используется два нестабилизированных источника.</text:p>
      <text:p text:style-name="P7"/>
      <text:p text:style-name="P3">3.2 Анализ элементной базы по условиям эксплуатации</text:p>
      <text:p text:style-name="P2"><text:tab/>Выбор элементной базы производится в результате анализа допустимых значений ее параметров со значениями, заданными в ТЗ.</text:p>
      <text:p text:style-name="P3"><text:tab/>Все необходимые данные по элементной базе сведены в таблицу 1.</text:p>
      <text:p text:style-name="P3">Таблица 1 - Параметры компонентов конструкци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9"><text:s/>Наименование</text:p>
          </table:table-cell>
          <table:table-cell table:style-name="Таблица1.B1" table:number-columns-spanned="2" office:value-type="string">
            <text:p text:style-name="P8"/>
            <text:p text:style-name="P9">Температура, ºС</text:p>
            <text:p text:style-name="P8"/>
          </table:table-cell>
          <table:covered-table-cell/>
          <table:table-cell table:style-name="Таблица1.D1" table:number-columns-spanned="2" office:value-type="string">
            <text:p text:style-name="P8"/>
            <text:p text:style-name="P9">Механические воздействия</text:p>
          </table:table-cell>
          <table:covered-table-cell/>
          <table:table-cell table:style-name="Таблица1.F2" table:number-rows-spanned="2" office:value-type="string">
            <text:p text:style-name="P8"/>
            <text:p text:style-name="P9">Влаж<text:span text:style-name="T5">ность</text:span></text:p>
            <text:p text:style-name="P9">(<text:span text:style-name="T2">t=+25</text:span>ºС),</text:p>
            <text:p text:style-name="P9">%</text:p>
          </table:table-cell>
        </table:table-row>
        <table:table-row>
          <table:covered-table-cell/>
          <table:table-cell table:style-name="Таблица1.B2" office:value-type="string">
            <text:p text:style-name="P13">max</text:p>
          </table:table-cell>
          <table:table-cell table:style-name="Таблица1.C2" office:value-type="string">
            <text:p text:style-name="P13">min</text:p>
          </table:table-cell>
          <table:table-cell table:style-name="Таблица1.D2" office:value-type="string">
            <text:p text:style-name="P9">Вибрации,</text:p>
            <text:p text:style-name="P9">Гц</text:p>
          </table:table-cell>
          <table:table-cell table:style-name="Таблица1.E2" office:value-type="string">
            <text:p text:style-name="P9">Линейное </text:p>
            <text:p text:style-name="P9">уск<text:span text:style-name="T3">орение</text:span>, <text:span text:style-name="T2">g</text:span></text:p>
          </table:table-cell>
          <table:covered-table-cell/>
        </table:table-row>
        <table:table-row>
          <table:table-cell table:style-name="Таблица1.A10" office:value-type="string">
            <text:p text:style-name="P10">Микросхемы</text:p>
          </table:table-cell>
          <table:table-cell table:style-name="Таблица1.B3" office:value-type="string">
            <text:p text:style-name="P8">-<text:span text:style-name="T4">50</text:span></text:p>
          </table:table-cell>
          <table:table-cell table:style-name="Таблица1.C3" office:value-type="string">
            <text:p text:style-name="P11">+150</text:p>
          </table:table-cell>
          <table:table-cell table:style-name="Таблица1.D3" office:value-type="string">
            <text:p text:style-name="P11">10-1000</text:p>
          </table:table-cell>
          <table:table-cell table:style-name="Таблица1.E3" office:value-type="string">
            <text:p text:style-name="P11">50</text:p>
          </table:table-cell>
          <table:table-cell table:style-name="Таблица1.F3" office:value-type="string">
            <text:p text:style-name="P11">98</text:p>
          </table:table-cell>
        </table:table-row>
        <table:table-row>
          <table:table-cell table:style-name="Таблица1.A10" office:value-type="string">
            <text:p text:style-name="P10">Транзистор <text:span text:style-name="T2">BCW60C</text:span></text:p>
          </table:table-cell>
          <table:table-cell table:style-name="Таблица1.B4" office:value-type="string">
            <text:p text:style-name="P8">-<text:span text:style-name="T4">60</text:span></text:p>
          </table:table-cell>
          <table:table-cell table:style-name="Таблица1.C4" office:value-type="string">
            <text:p text:style-name="P11">+85</text:p>
          </table:table-cell>
          <table:table-cell table:style-name="Таблица1.D4" office:value-type="string">
            <text:p text:style-name="P11">1-1000</text:p>
          </table:table-cell>
          <table:table-cell table:style-name="Таблица1.E4" office:value-type="string">
            <text:p text:style-name="P11">50</text:p>
          </table:table-cell>
          <table:table-cell table:style-name="Таблица1.F4" office:value-type="string">
            <text:p text:style-name="P11">98</text:p>
          </table:table-cell>
        </table:table-row>
        <table:table-row>
          <table:table-cell table:style-name="Таблица1.A10" office:value-type="string">
            <text:p text:style-name="P10">Кварцевый резонатор <text:span text:style-name="T2">FQ32768</text:span></text:p>
          </table:table-cell>
          <table:table-cell table:style-name="Таблица1.B5" office:value-type="string">
            <text:p text:style-name="P11">-60</text:p>
          </table:table-cell>
          <table:table-cell table:style-name="Таблица1.C5" office:value-type="string">
            <text:p text:style-name="P11">+90</text:p>
          </table:table-cell>
          <table:table-cell table:style-name="Таблица1.D5" office:value-type="string">
            <text:p text:style-name="P11">1-500</text:p>
          </table:table-cell>
          <table:table-cell table:style-name="Таблица1.E5" office:value-type="string">
            <text:p text:style-name="P11">50</text:p>
          </table:table-cell>
          <table:table-cell table:style-name="Таблица1.F5" office:value-type="string">
            <text:p text:style-name="P11">98</text:p>
          </table:table-cell>
        </table:table-row>
        <table:table-row>
          <table:table-cell table:style-name="Таблица1.A10" office:value-type="string">
            <text:p text:style-name="P10">Диод <text:span text:style-name="T2">SMA403D-02</text:span></text:p>
          </table:table-cell>
          <table:table-cell table:style-name="Таблица1.B6" office:value-type="string">
            <text:p text:style-name="P11">-40</text:p>
          </table:table-cell>
          <table:table-cell table:style-name="Таблица1.C6" office:value-type="string">
            <text:p text:style-name="P11">+85</text:p>
          </table:table-cell>
          <table:table-cell table:style-name="Таблица1.D6" office:value-type="string">
            <text:p text:style-name="P11">1-2000</text:p>
          </table:table-cell>
          <table:table-cell table:style-name="Таблица1.E6" office:value-type="string">
            <text:p text:style-name="P11">50</text:p>
          </table:table-cell>
          <table:table-cell table:style-name="Таблица1.F6" office:value-type="string">
            <text:p text:style-name="P11">98</text:p>
          </table:table-cell>
        </table:table-row>
        <table:table-row>
          <table:table-cell table:style-name="Таблица1.A10" office:value-type="string">
            <text:p text:style-name="P10">Конденсаторы</text:p>
          </table:table-cell>
          <table:table-cell table:style-name="Таблица1.B7" office:value-type="string">
            <text:p text:style-name="P11">-60</text:p>
          </table:table-cell>
          <table:table-cell table:style-name="Таблица1.C7" office:value-type="string">
            <text:p text:style-name="P11">+125</text:p>
          </table:table-cell>
          <table:table-cell table:style-name="Таблица1.D7" office:value-type="string">
            <text:p text:style-name="P11">1-5000</text:p>
          </table:table-cell>
          <table:table-cell table:style-name="Таблица1.E7" office:value-type="string">
            <text:p text:style-name="P11">100</text:p>
          </table:table-cell>
          <table:table-cell table:style-name="Таблица1.F7" office:value-type="string">
            <text:p text:style-name="P11">98</text:p>
          </table:table-cell>
        </table:table-row>
        <table:table-row>
          <table:table-cell table:style-name="Таблица1.A10" office:value-type="string">
            <text:p text:style-name="P10">Ре<text:span text:style-name="T3">зисторы</text:span></text:p>
          </table:table-cell>
          <table:table-cell table:style-name="Таблица1.B8" office:value-type="string">
            <text:p text:style-name="P11">-60</text:p>
          </table:table-cell>
          <table:table-cell table:style-name="Таблица1.C8" office:value-type="string">
            <text:p text:style-name="P11">+85</text:p>
          </table:table-cell>
          <table:table-cell table:style-name="Таблица1.D8" office:value-type="string">
            <text:p text:style-name="P11">1-3000</text:p>
          </table:table-cell>
          <table:table-cell table:style-name="Таблица1.E8" office:value-type="string">
            <text:p text:style-name="P11">100</text:p>
          </table:table-cell>
          <table:table-cell table:style-name="Таблица1.F8" office:value-type="string">
            <text:p text:style-name="P11">98</text:p>
          </table:table-cell>
        </table:table-row>
        <table:table-row>
          <table:table-cell table:style-name="Таблица1.A10" office:value-type="string">
            <text:p text:style-name="P12">Индикатор</text:p>
          </table:table-cell>
          <table:table-cell table:style-name="Таблица1.B9" office:value-type="string">
            <text:p text:style-name="P11">-60</text:p>
          </table:table-cell>
          <table:table-cell table:style-name="Таблица1.C9" office:value-type="string">
            <text:p text:style-name="P11">+70</text:p>
          </table:table-cell>
          <table:table-cell table:style-name="Таблица1.D9" office:value-type="string">
            <text:p text:style-name="P11">1-2000</text:p>
          </table:table-cell>
          <table:table-cell table:style-name="Таблица1.E9" office:value-type="string">
            <text:p text:style-name="P11">20</text:p>
          </table:table-cell>
          <table:table-cell table:style-name="Таблица1.F9" office:value-type="string">
            <text:p text:style-name="P11">98</text:p>
          </table:table-cell>
        </table:table-row>
        <table:table-row>
          <table:table-cell table:style-name="Таблица1.A10" office:value-type="string">
            <text:p text:style-name="P12">Трансформатор</text:p>
          </table:table-cell>
          <table:table-cell table:style-name="Таблица1.B10" office:value-type="string">
            <text:p text:style-name="P11">-60</text:p>
          </table:table-cell>
          <table:table-cell table:style-name="Таблица1.C10" office:value-type="string">
            <text:p text:style-name="P11">+85</text:p>
          </table:table-cell>
          <table:table-cell table:style-name="Таблица1.D10" office:value-type="string">
            <text:p text:style-name="P11">1-2000</text:p>
          </table:table-cell>
          <table:table-cell table:style-name="Таблица1.E10" office:value-type="string">
            <text:p text:style-name="P11">50</text:p>
          </table:table-cell>
          <table:table-cell table:style-name="Таблица1.F10" office:value-type="string">
            <text:p text:style-name="P11">98</text:p>
          </table:table-cell>
        </table:table-row>
      </table:table>
      <text:p text:style-name="P5"><text:tab/></text:p>
      <text:p text:style-name="P4"><text:tab/><text:span text:style-name="T1">Анализ данных, приведённых в этой таблице, позволяет сделать вывод, что вся выбранная элементная база соответствует заданным условиям эксплуатации блока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6:24:23.049000000</dc:date>
    <meta:editing-duration>PT25M26S</meta:editing-duration>
    <meta:editing-cycles>15</meta:editing-cycles>
    <meta:generator>LibreOffice/4.1.3.2$Windows_x86 LibreOffice_project/70feb7d99726f064edab4605a8ab840c50ec57a</meta:generator>
    <meta:document-statistic meta:table-count="1" meta:image-count="0" meta:object-count="0" meta:page-count="2" meta:paragraph-count="79" meta:word-count="292" meta:character-count="2238" meta:non-whitespace-character-count="2001"/>
  </office:meta>
</office:document-meta>
</file>